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3" svg:font-family="Arial"/>
    <style:font-face style:name="Arial1" svg:font-family="Arial" style:font-adornments="Regular"/>
    <style:font-face style:name="ＭＳ Ｐゴシック2" svg:font-family="'ＭＳ Ｐゴシック'"/>
    <style:font-face style:name="Arial" svg:font-family="Arial" style:font-family-generic="swiss"/>
    <style:font-face style:name="Calibri" svg:font-family="Calibri" style:font-family-generic="swiss"/>
    <style:font-face style:name="Arial5" svg:font-family="Arial" style:font-adornments="Regular" style:font-pitch="fixed"/>
    <style:font-face style:name="Source Code Pro3" svg:font-family="'Source Code Pro'" style:font-adornments="Regular" style:font-pitch="fixed"/>
    <style:font-face style:name="Helvetica3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4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Helvetica2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051cm" fo:margin-bottom="0cm" fo:text-indent="0cm"/>
      <style:text-properties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 loext:hyphenation-no-caps="false"/>
    </style:style>
    <style:style style:name="P1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6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4pt" fo:letter-spacing="normal" fo:language="en" fo:country="US" fo:font-style="normal" style:text-underline-style="none" fo:font-weight="normal" style:font-name-asian="ＭＳ Ｐゴシック2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6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tatus upd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arlstad University</text:span></text:p>
                  </text:list-item>
                  <text:list-item>
                    <text:p text:style-name="P4"><text:span text:style-name="T2">Project</text:span></text:p>
                  </text:list-item>
                </text:list>
              </text:list-item>
              <text:list-item>
                <text:p text:style-name="P5"><text:span text:style-name="T2">Plan for next meeting</text:span></text:p>
              </text:list-item>
            </text:list>
          </draw:text-box>
        </draw:frame>
        <draw:custom-shape draw:name="TextBox 10" draw:style-name="gr1" draw:text-style-name="P8" draw:layer="layout" svg:width="22.2cm" svg:height="2.088cm" svg:x="1.5cm" svg:y="7.714cm">
          <text:p text:style-name="P7"><text:span text:style-name="T3">Status update and planning for next meeting</text:span></text:p>
          <text:p text:style-name="P7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Karlstad University and Project</text:span></text:p>
          </draw:text-box>
        </draw:frame>
        <draw:frame draw:name="Content Placeholder 2_1" presentation:style-name="pr5" draw:text-style-name="P14" draw:layer="layout" svg:width="22.478cm" svg:height="14.439cm" svg:x="1.906cm" svg:y="2.3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Karlstad University</text:span></text:p>
                <text:list>
                  <text:list-item>
                    <text:p text:style-name="P12"><text:span text:style-name="T6">Almost done with the Individual Study Plan (ISP)</text:span></text:p>
                  </text:list-item>
                  <text:list-item>
                    <text:p xml:id="id1" text:id="id1" text:style-name="P12"><text:span text:style-name="T6">TA in Computer Networking</text:span></text:p>
                    <text:list>
                      <text:list-item>
                        <text:p xml:id="id2" text:id="id2" text:style-name="P12"><text:span text:style-name="T6">Last lab assignment started</text:span></text:p>
                      </text:list-item>
                      <text:list-item>
                        <text:p xml:id="id3" text:id="id3" text:style-name="P12"><text:span text:style-name="T6">Grading of lab assignments close to done</text:span></text:p>
                        <text:p text:style-name="P12"><text:span text:style-name="T6"/></text:p>
                      </text:list-item>
                    </text:list>
                  </text:list-item>
                </text:list>
                <text:p xml:id="id4" text:id="id4" text:style-name="P11"><text:span text:style-name="T6">Project</text:span></text:p>
                <text:list>
                  <text:list-item>
                    <text:p xml:id="id5" text:id="id5" text:style-name="P12"><text:span text:style-name="T6">Qdisc eBPF filter pull-request pushed to bpf-examples</text:span></text:p>
                  </text:list-item>
                  <text:list-item>
                    <text:p xml:id="id6" text:id="id6" text:style-name="P12"><text:span text:style-name="T6">Technical report template on Github and Overleaf</text:span></text:p>
                    <text:list>
                      <text:list-item>
                        <text:p xml:id="id7" text:id="id7" text:style-name="P13"><text:span text:style-name="T6">https://github.com/freysteinn/xdq_technical_repor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Plan</text:span></text:p>
          </draw:text-box>
        </draw:frame>
        <draw:frame draw:name="Content Placeholder 2_2" presentation:style-name="pr5" draw:text-style-name="P16" draw:layer="layout" svg:width="22.478cm" svg:height="13.585cm" svg:x="1.906cm" svg:y="2.825cm" presentation:class="outline" presentation:user-transformed="true">
          <draw:text-box>
            <text:list text:style-name="L4">
              <text:list-header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</text:list-header>
              <text:list-item>
                <text:p text:style-name="P15"><text:span text:style-name="T7">Project and agenda for next meeting</text:span></text:p>
                <text:list>
                  <text:list-item>
                    <text:list>
                      <text:list-item>
                        <text:p text:style-name="P13"><text:span text:style-name="T8">Qdisc eBFP filter</text:span></text:p>
                        <text:list>
                          <text:list-item>
                            <text:p xml:id="id8" text:id="id8" text:style-name="P13"><text:span text:style-name="T7">Fix pull-request issues</text:span></text:p>
                          </text:list-item>
                        </text:list>
                      </text:list-item>
                      <text:list-item>
                        <text:p xml:id="id9" text:id="id9" text:style-name="P13"><text:span text:style-name="T7">Keep working on the Technical Repor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3" svg:font-family="Arial"/>
    <style:font-face style:name="Arial1" svg:font-family="Arial" style:font-adornments="Regular"/>
    <style:font-face style:name="ＭＳ Ｐゴシック2" svg:font-family="'ＭＳ Ｐゴシック'"/>
    <style:font-face style:name="Arial" svg:font-family="Arial" style:font-family-generic="swiss"/>
    <style:font-face style:name="Calibri" svg:font-family="Calibri" style:font-family-generic="swiss"/>
    <style:font-face style:name="Arial5" svg:font-family="Arial" style:font-adornments="Regular" style:font-pitch="fixed"/>
    <style:font-face style:name="Source Code Pro3" svg:font-family="'Source Code Pro'" style:font-adornments="Regular" style:font-pitch="fixed"/>
    <style:font-face style:name="Helvetica3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4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Helvetica2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office:forms form:automatic-focus="false" form:apply-design-mode="false"/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office:forms form:automatic-focus="false" form:apply-design-mode="false"/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46</meta:editing-cycles>
    <meta:print-date>2012-08-19T23:11:28</meta:print-date>
    <meta:creation-date>2010-09-02T14:05:49</meta:creation-date>
    <dc:date>2021-03-15T14:12:03.323923526</dc:date>
    <meta:editing-duration>P6DT21H18M45S</meta:editing-duration>
    <meta:generator>LibreOffice/7.0.4.2$Linux_X86_64 LibreOffice_project/00$Build-2</meta:generator>
    <meta:document-statistic meta:object-count="66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